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2B000014AC000014AC4AE25E13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Tahoma1" svg:font-family="Tahoma"/>
    <style:font-face style:name="DejaVu Sans1" svg:font-family="'DejaVu Sans'" style:font-family-generic="swiss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DejaVu Sans1" fo:font-size="12pt" style:font-name-asian="DejaVu Sans1" style:font-size-asian="12pt" style:font-name-complex="DejaVu Sans1" style:font-size-complex="12pt"/>
    </style:style>
    <style:style style:name="P2" style:family="paragraph" style:parent-style-name="Standard">
      <style:text-properties style:font-name="DejaVu Sans1" fo:font-size="12pt" fo:language="sv" fo:country="SE" style:font-name-asian="DejaVu Sans1" style:font-size-asian="12pt" style:font-name-complex="DejaVu Sans1" style:font-size-complex="12pt"/>
    </style:style>
    <style:style style:name="P3" style:family="paragraph" style:parent-style-name="Standard">
      <style:text-properties style:text-position="0% 100%" style:font-name="DejaVu Sans1" fo:font-size="12pt" fo:language="sv" fo:country="SE" style:font-name-asian="DejaVu Sans1" style:font-size-asian="12pt" style:font-name-complex="DejaVu Sans1" style:font-size-complex="12pt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break-before="page"/>
      <style:text-properties style:font-name="DejaVu Sans1" fo:font-size="12pt" fo:language="sv" fo:country="SE" style:font-name-asian="DejaVu Sans1" style:font-size-asian="12pt" style:font-name-complex="DejaVu Sans1" style:font-size-complex="12pt"/>
    </style:style>
    <style:style style:name="P6" style:family="paragraph" style:parent-style-name="Standard">
      <style:text-properties style:text-position="0% 100%" style:font-name="DejaVu Sans1" fo:font-size="12pt" fo:language="sv" fo:country="SE" style:font-name-asian="DejaVu Sans1" style:font-size-asian="12pt" style:font-name-complex="DejaVu Sans1" style:font-size-complex="12pt"/>
    </style:style>
    <style:style style:name="P7" style:family="paragraph" style:parent-style-name="Standard">
      <style:text-properties officeooo:paragraph-rsid="0003e484"/>
    </style:style>
    <style:style style:name="P8" style:family="paragraph" style:parent-style-name="Standard">
      <style:paragraph-properties fo:break-before="page"/>
      <style:text-properties style:text-position="0% 100%" style:font-name="DejaVu Sans1" fo:font-size="12pt" fo:language="sv" fo:country="SE" style:font-name-asian="DejaVu Sans1" style:font-size-asian="12pt" style:font-name-complex="DejaVu Sans1" style:font-size-complex="12pt"/>
    </style:style>
    <style:style style:name="T1" style:family="text">
      <style:text-properties style:font-name="DejaVu Sans1" fo:font-size="12pt" style:font-name-asian="DejaVu Sans1" style:font-size-asian="12pt" style:font-name-complex="DejaVu Sans1" style:font-size-complex="12pt"/>
    </style:style>
    <style:style style:name="T2" style:family="text">
      <style:text-properties fo:language="sv" fo:country="SE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style:text-position="super 58%"/>
    </style:style>
    <style:style style:name="T6" style:family="text">
      <style:text-properties style:text-line-through-style="solid"/>
    </style:style>
    <style:style style:name="T7" style:family="text">
      <style:text-properties officeooo:rsid="0003e4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umeriska metoder F/CL 2010<text:tab/>DN1240</text:p>
      <text:p text:style-name="Standard"/>
      <text:p text:style-name="Standard"/>
      <text:p text:style-name="Standard">Lärare i kursen:</text:p>
      <text:p text:style-name="Standard"><text:tab/>Ninne Carlsund</text:p>
      <text:p text:style-name="Standard"><text:tab/>Katarina Gustavsson</text:p>
      <text:p text:style-name="Standard"><text:tab/>Johan Hoffman</text:p>
      <text:p text:style-name="Standard"><text:tab/>Johan Jansson</text:p>
      <text:p text:style-name="Standard"><text:tab/>Matthias Sandberg</text:p>
      <text:p text:style-name="Standard"><text:tab/>Jeannette Hiromi Spühler</text:p>
      <text:p text:style-name="Standard"><text:tab/>Rodrigo Vilela de Abreu</text:p>
      <text:p text:style-name="Standard"/>
      <text:p text:style-name="Standard"><text:tab/>Gemensam e-mail-adress för kursen (denna omgång):</text:p>
      <text:p text:style-name="Standard"/>
      <text:p text:style-name="Standard"><text:tab/><text:tab/><text:tab/>numfcl-2010@csc.kth.se</text:p>
      <text:p text:style-name="Standard"/>
      <text:p text:style-name="Standard"/>
      <text:p text:style-name="Standard"/>
      <text:p text:style-name="P7"><text:tab/>Vi kommer använda Python 2.6 (status quo <text:span text:style-name="T7">ante</text:span>) som är installerat på</text:p>
      <text:p text:style-name="P7"><text:tab/>NADA:<text:span text:style-name="T7">s datorer (färgsalarna)</text:span>.</text:p>
      <text:p text:style-name="Standard"/>
      <text:p text:style-name="Standard"/>
      <text:p text:style-name="Standard"/>
      <text:p text:style-name="Standard">Numeriska metoder?</text:p>
      <text:p text:style-name="Standard"/>
      <text:p text:style-name="Standard"><text:tab/>Computational Science/Beräkningsvetenskap</text:p>
      <text:p text:style-name="Standard"><text:tab/></text:p>
      <text:p text:style-name="Standard"><text:tab/>Scientific Computing/Vetenskapliga beräkningar</text:p>
      <text:p text:style-name="Standard"><text:tab/></text:p>
      <text:p text:style-name="Standard"><text:tab/>High Preformance Computing</text:p>
      <text:p text:style-name="Standard"><text:tab/></text:p>
      <text:p text:style-name="Standard"><text:tab/>Numerisk analys</text:p>
      <text:p text:style-name="Standard"><text:tab/></text:p>
      <text:p text:style-name="Standard"><text:tab/>Simuleringsteknik</text:p>
      <text:p text:style-name="Standard"/>
      <text:p text:style-name="Standard"><text:tab/>Beräkningsmatematik</text:p>
      <text:p text:style-name="Standard"/>
      <text:p text:style-name="Standard"/>
      <text:p text:style-name="Standard"><text:tab/>Matematiska modeller + dator</text:p>
      <text:p text:style-name="Standard"/>
      <text:p text:style-name="Standard"/>
      <text:p text:style-name="Standard"/>
      <text:p text:style-name="Standard">Modellering och simulering</text:p>
      <text:p text:style-name="Standard"/>
      <text:p text:style-name="Standard"><text:tab/>Bygg en matematisk modell (ekvation) av verkligheten</text:p>
      <text:p text:style-name="Standard"/>
      <text:p text:style-name="Standard"><text:tab/>En ekvation från verkligheten är ofta alltför komplex för att lösa</text:p>
      <text:p text:style-name="Standard"><text:tab/>med penna och papper</text:p>
      <text:p text:style-name="Standard"/>
      <text:p text:style-name="Standard"/>
      <text:p text:style-name="Standard"><text:tab/>Simulera verkligheten (lös ekvationen):</text:p>
      <text:p text:style-name="Standard"><text:tab/>numerisk metod + dator</text:p>
      <text:p text:style-name="P4">Datorspel och film</text:p>
      <text:p text:style-name="Standard"/>
      <text:p text:style-name="Standard"><text:tab/>Upplevelsen är ofta viktigare än realismen</text:p>
      <text:p text:style-name="Standard"/>
      <text:p text:style-name="Standard"><text:tab/>Fysikmotor</text:p>
      <text:p text:style-name="Standard"/>
      <text:p text:style-name="Standard"><text:tab/>Bräkningsfel är okej.</text:p>
      <text:p text:style-name="Standard"/>
      <text:p text:style-name="Standard"/>
      <text:p text:style-name="Standard"/>
      <text:p text:style-name="Standard"/>
      <text:p text:style-name="Standard">Klimatmodeller</text:p>
      <text:p text:style-name="Standard"/>
      <text:p text:style-name="Standard"><text:tab/>Politiska beslut baseras på simuleringar</text:p>
      <text:p text:style-name="Standard"/>
      <text:p text:style-name="Standard"><text:tab/>Vilken modell?</text:p>
      <text:p text:style-name="Standard"/>
      <text:p text:style-name="Standard"><text:tab/>Noggrannhet?</text:p>
      <text:p text:style-name="Standard"/>
      <text:p text:style-name="Standard"/>
      <text:p text:style-name="Standard"/>
      <text:p text:style-name="Standard"/>
      <text:p text:style-name="Standard">Denna kurs</text:p>
      <text:p text:style-name="Standard"/>
      <text:p text:style-name="Standard"><text:tab/>Matematiska modeller</text:p>
      <text:p text:style-name="Standard"/>
      <text:p text:style-name="Standard"><text:tab/>Numeriska metoder</text:p>
      <text:p text:style-name="Standard"/>
      <text:p text:style-name="Standard"><text:tab/>Implementering</text:p>
      <text:p text:style-name="Standard"/>
      <text:p text:style-name="Standard"><text:tab/>Simulering</text:p>
      <text:p text:style-name="Standard"/>
      <text:p text:style-name="Standard"><text:tab/>Uppskatta fel i simuleringen</text:p>
      <text:p text:style-name="Standard"/>
      <text:p text:style-name="Standard"/>
      <text:p text:style-name="Standard"/>
      <text:p text:style-name="Standard"/>
      <text:p text:style-name="Standard">Differentialekvationer</text:p>
      <text:p text:style-name="Standard"/>
      <text:p text:style-name="Standard"><text:tab/>Beskriver kontinuum/fält/funktioner: temperatur, hastig<text:span text:style-name="T7">h</text:span>et,</text:p>
      <text:p text:style-name="Standard"><text:tab/>tryck, densitet, &amp;c.</text:p>
      <text:p text:style-name="Standard"/>
      <text:p text:style-name="Standard"><text:tab/>Finita element metoden: approximera lösningen med enkla</text:p>
      <text:p text:style-name="Standard"><text:tab/>funktioner på en triangulering.</text:p>
      <text:p text:style-name="Standard"/>
      <text:p text:style-name="Standard"/>
      <text:p text:style-name="Standard"/>
      <text:p text:style-name="Standard"/>
      <text:p text:style-name="Standard">Eulers ekvationer (1755)</text:p>
      <text:p text:style-name="Standard"/>
      <text:p text:style-name="Standard"><text:tab/>∂u / ∂t + u·<text:span text:style-name="T1">∇u + ∇p = ƒ<text:tab/><text:tab/><text:tab/>Strömningsmekanik</text:span></text:p>
      <text:p text:style-name="P1"><text:tab/>∇·u = 0</text:p>
      <text:p text:style-name="P1"><text:soft-page-break/>Maxwells ekvationer (1873)</text:p>
      <text:p text:style-name="P1"/>
      <text:p text:style-name="P1"><text:tab/>∂B/∂t + ∇×E = 0<text:tab/><text:tab/>Elektromagnetism</text:p>
      <text:p text:style-name="P1"><text:tab/>∂D/∂t + ∇×H = 0</text:p>
      <text:p text:style-name="P1"><text:tab/>∇·D = 0, ∇·B = 0</text:p>
      <text:p text:style-name="P1"/>
      <text:p text:style-name="P1"/>
      <text:p text:style-name="P1"/>
      <text:p text:style-name="P1"/>
      <text:p text:style-name="P1">Schrödingers ekvation (1925)</text:p>
      <text:p text:style-name="P1"/>
      <text:p text:style-name="P1"><text:tab/>i<text:span text:style-name="T2">∂ψ/∂t = Hψ<text:tab/><text:tab/>Kvantmekanik</text:span></text:p>
      <text:p text:style-name="P2"/>
      <text:p text:style-name="P2"/>
      <text:p text:style-name="P2"/>
      <text:p text:style-name="P2"/>
      <text:p text:style-name="P2">Simulering är ofta nödvändigt</text:p>
      <text:p text:style-name="P2"/>
      <text:p text:style-name="P2"><text:tab/>• För små skalor för experiment</text:p>
      <text:p text:style-name="P2"/>
      <text:p text:style-name="P2"><text:tab/>• För stora skalor för experiment</text:p>
      <text:p text:style-name="P2"/>
      <text:p text:style-name="P2"><text:tab/>• Oetiska experiment</text:p>
      <text:p text:style-name="P2"/>
      <text:p text:style-name="P2"><text:tab/>• Dyra experiment</text:p>
      <text:p text:style-name="P2"/>
      <text:p text:style-name="P2"><text:tab/>• Simulera framtiden</text:p>
      <text:p text:style-name="P2"/>
      <text:p text:style-name="P2"><text:tab/>• Simulera virtuell verklighet</text:p>
      <text:p text:style-name="P2"/>
      <text:p text:style-name="P2"><text:tab/>…</text:p>
      <text:p text:style-name="P2"/>
      <text:p text:style-name="P2"/>
      <text:p text:style-name="P2"/>
      <text:p text:style-name="P2"/>
      <text:p text:style-name="P2">5-dygnsprognos</text:p>
      <text:p text:style-name="P2"/>
      <text:p text:style-name="P2"><text:tab/>• Samla in data från väderstationer</text:p>
      <text:p text:style-name="P2"/>
      <text:p text:style-name="P2"><text:tab/>• Simulera vädret med Eulers ekvationer</text:p>
      <text:p text:style-name="P2"/>
      <text:p text:style-name="P2"/>
      <text:p text:style-name="P2">Varför inte 10-dygnsprognos?</text:p>
      <text:p text:style-name="P2"/>
      <text:p text:style-name="P2"/>
      <text:p text:style-name="P5">Diskussionsforum på BILDA.</text:p>
      <text:p text:style-name="P2"/>
      <text:p text:style-name="P2"/>
      <text:p text:style-name="P2">Kolla på kurshemsidan!!!</text:p>
      <text:p text:style-name="P2"/>
      <text:p text:style-name="P2"><text:tab/>http://www.csc.kth.se/utbildning/kth/kurser/DN1240/numfcl10/</text:p>
      <text:p text:style-name="P2"/>
      <text:p text:style-name="P2"/>
      <text:p text:style-name="P2"><text:tab/>Kursmaterial på 6 moduler.</text:p>
      <text:p text:style-name="P2"/>
      <text:p text:style-name="P2"><text:tab/>Laborationstillfällen med bonuspoäng till tentamen</text:p>
      <text:p text:style-name="P2"><text:tab/>i slutet på varje modul.</text:p>
      <text:p text:style-name="P2"/>
      <text:p text:style-name="P2"><text:tab/>Material för Python-programmering.</text:p>
      <text:p text:style-name="P2"/>
      <text:p text:style-name="P2"><text:tab/>Schema</text:p>
      <text:p text:style-name="P2"/>
      <text:p text:style-name="P2"><text:tab/>E-bok</text:p>
      <text:p text:style-name="P2"/>
      <text:p text:style-name="P2"/>
      <text:p text:style-name="P2"/>
      <text:p text:style-name="P2"/>
      <text:p text:style-name="P2"/>
      <text:p text:style-name="P2">Moduler:</text:p>
      <text:p text:style-name="P2"/>
      <text:p text:style-name="P2"><text:tab/>Modul 1:<text:tab/>Fundamental satsen</text:p>
      <text:p text:style-name="P2"><text:tab/>Modul 2:<text:tab/>Funktionsapproximation</text:p>
      <text:p text:style-name="P2"><text:tab/>Modul 3:<text:tab/>ODE 1 (explicita/implicita metoder)</text:p>
      <text:p text:style-name="P2"><text:tab/>Modul 4:<text:tab/>ODE 2</text:p>
      <text:p text:style-name="P2"><text:tab/>Modul 5:<text:tab/>Fixpunktiteration</text:p>
      <text:p text:style-name="P2"><text:tab/>Modul 6:<text:tab/>PDE</text:p>
      <text:p text:style-name="P2"/>
      <text:p text:style-name="P2"/>
      <text:p text:style-name="P2"/>
      <text:p text:style-name="P2">Projekt — 3 delar</text:p>
      <text:p text:style-name="P2"/>
      <text:p text:style-name="P2"><text:tab/>Supplementär kurs för F:<text:tab/>DN1242</text:p>
      <text:p text:style-name="P2"/>
      <text:p text:style-name="P2"/>
      <text:p text:style-name="P2"/>
      <text:p text:style-name="P2">Grundexamination</text:p>
      <text:p text:style-name="P2">Projektexamination</text:p>
      <text:p text:style-name="P2"/>
      <text:p text:style-name="P5">Vi ska få en enkel partikel, en boll, att studsa.</text:p>
      <text:p text:style-name="P2"/>
      <text:p text:style-name="P2"/>
      <text:p text:style-name="P2">Vi behöver:</text:p>
      <text:p text:style-name="P2"><text:tab/>Gravitation</text:p>
      <text:p text:style-name="P2"><text:tab/>Partikel:</text:p>
      <text:p text:style-name="P2"><text:tab/><text:tab/>Koordinat x ∈ [x<text:span text:style-name="T3">0</text:span>; x<text:span text:style-name="T3">N</text:span>]</text:p>
      <text:p text:style-name="P2"><text:tab/><text:tab/>Massa M</text:p>
      <text:p text:style-name="P2"><text:tab/><text:tab/><text:span text:style-name="T6">Radie</text:span></text:p>
      <text:p text:style-name="P2"><text:tab/><text:tab/><text:span text:style-name="T6">Elastisitet</text:span></text:p>
      <text:p text:style-name="P2"><text:tab/>Tid t ∈ [t<text:span text:style-name="T3">0</text:span> = 0; ∞[</text:p>
      <text:p text:style-name="P2"/>
      <text:p text:style-name="P2"/>
      <text:p text:style-name="P2"/>
      <text:p text:style-name="P2">Diskreta tidssteg, dt</text:p>
      <text:p text:style-name="P2"/>
      <text:p text:style-name="P2"><text:tab/>t<text:span text:style-name="T3">n + 1</text:span> = t<text:span text:style-name="T3">n</text:span> + dt</text:p>
      <text:p text:style-name="P2"/>
      <text:p text:style-name="P2"/>
      <text:p text:style-name="P2"/>
      <text:p text:style-name="P2"/>
      <text:p text:style-name="P2">tidskoordinat:<text:tab/>t<text:span text:style-name="T3">n</text:span> = n dt</text:p>
      <text:p text:style-name="P2"/>
      <text:p text:style-name="P2">koordinat:<text:tab/><text:tab/>x<text:span text:style-name="T5">n</text:span><text:span text:style-name="T4"> = x(n dt)<text:tab/><text:tab/>(x</text:span><text:span text:style-name="T5">n</text:span><text:span text:style-name="T4"> är x med index n, alltså x</text:span><text:span text:style-name="T3">n</text:span><text:span text:style-name="T4">)</text:span></text:p>
      <text:p text:style-name="P3"/>
      <text:p text:style-name="P2"><text:span text:style-name="T4">hastighet:<text:tab/><text:tab/>v</text:span><text:span text:style-name="T5">n</text:span><text:span text:style-name="T4"> = v(n dt)</text:span></text:p>
      <text:p text:style-name="P3"/>
      <text:p text:style-name="P2"><text:span text:style-name="T4">acceleration:<text:tab/>a</text:span><text:span text:style-name="T5">n</text:span><text:span text:style-name="T4"> = a(n dt)</text:span></text:p>
      <text:p text:style-name="P3"/>
      <text:p text:style-name="P2"><text:span text:style-name="T4">kraft:<text:tab/><text:tab/><text:tab/>F</text:span><text:span text:style-name="T5">n</text:span><text:span text:style-name="T4"> = F(n dt)</text:span></text:p>
      <text:p text:style-name="P3"/>
      <text:p text:style-name="P3">massa:<text:tab/><text:tab/>M</text:p>
      <text:p text:style-name="P3"/>
      <text:p text:style-name="P3"/>
      <text:p text:style-name="P3"/>
      <text:p text:style-name="P3"/>
      <text:p text:style-name="P3">Newtons 2:a lag:</text:p>
      <text:p text:style-name="P3"/>
      <text:p text:style-name="P3"><text:tab/>F = Ma</text:p>
      <text:p text:style-name="P3"/>
      <text:p text:style-name="P3"/>
      <text:p text:style-name="P3">Rörelselagar:</text:p>
      <text:p text:style-name="P3"/>
      <text:p text:style-name="P2"><text:span text:style-name="T4"><text:tab/>•</text:span><text:span text:style-name="T4"><draw:frame draw:style-name="fr2" draw:name="Object1" text:anchor-type="as-char" svg:width="0.5634in" svg:height="0.411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"/>
      <text:p text:style-name="P2"><text:span text:style-name="T4"><text:tab/>•</text:span><text:span text:style-name="T4"><draw:frame draw:style-name="fr2" draw:name="Object2" text:anchor-type="as-char" svg:width="0.561in" svg:height="0.4126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"/>
      <text:p text:style-name="P8">Diskretiserade förändingar:</text:p>
      <text:p text:style-name="P3"/>
      <text:p text:style-name="P2"><text:span text:style-name="T4"><text:tab/>dt = t</text:span><text:span text:style-name="T3">n + 1</text:span><text:span text:style-name="T4"> – t</text:span><text:span text:style-name="T3">n</text:span></text:p>
      <text:p text:style-name="P3"><text:tab/></text:p>
      <text:p text:style-name="P2"><text:span text:style-name="T4"><text:tab/>dx</text:span><text:span text:style-name="T5">n</text:span><text:span text:style-name="T4"> = x</text:span><text:span text:style-name="T5">n + 1</text:span><text:span text:style-name="T4"> – x</text:span><text:span text:style-name="T5">n</text:span></text:p>
      <text:p text:style-name="P3"/>
      <text:p text:style-name="P2"><text:span text:style-name="T4"><text:tab/>dv</text:span><text:span text:style-name="T5">n</text:span><text:span text:style-name="T4"> = v</text:span><text:span text:style-name="T5">n + 1</text:span><text:span text:style-name="T4"> – v</text:span><text:span text:style-name="T5">n</text:span></text:p>
      <text:p text:style-name="P3"/>
      <text:p text:style-name="P3">( <text:s/>d = ∆ ; <text:s/>d()<text:span text:style-name="T5">n</text:span> = ∆<text:span text:style-name="T3">n</text:span>() <text:s/>)</text:p>
      <text:p text:style-name="P3"/>
      <text:p text:style-name="P3"/>
      <text:p text:style-name="P3">Newtonsrörelselagar (för M = 1):</text:p>
      <text:p text:style-name="P3"/>
      <text:p text:style-name="P3"><text:tab/>v<text:span text:style-name="T5">n + 1</text:span> = v<text:span text:style-name="T5">n</text:span> + F<text:span text:style-name="T5">n</text:span> dt</text:p>
      <text:p text:style-name="P3"/>
      <text:p text:style-name="P3"><text:tab/>x<text:span text:style-name="T5">n + 1</text:span> = x<text:span text:style-name="T5">n</text:span> + v<text:span text:style-name="T5">n</text:span> dt</text:p>
      <text:p text:style-name="P3"/>
      <text:p text:style-name="P3"><draw:frame draw:style-name="fr1" draw:name="graphics1" text:anchor-type="paragraph" svg:x="2.0957in" svg:y="0.8209in" svg:width="2.0835in" svg:height="2.0835in" draw:z-index="2"><draw:image xlink:href="Pictures/2000002B000014AC000014AC4AE25E13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Tahoma1" svg:font-family="Tahoma"/>
    <style:font-face style:name="DejaVu Sans1" svg:font-family="'DejaVu Sans'" style:font-family-generic="swiss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ans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2H02M38S</meta:editing-duration>
    <meta:editing-cycles>14</meta:editing-cycles>
    <meta:generator>OpenOffice.org/3.2$Linux OpenOffice.org_project/320m19$Build-9505</meta:generator>
    <dc:date>2010-12-16T12:17:29</dc:date>
    <dc:creator>Mattias </dc:creator>
    <meta:document-statistic meta:table-count="0" meta:image-count="1" meta:object-count="2" meta:page-count="6" meta:paragraph-count="122" meta:word-count="450" meta:character-count="289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normal">v</math:mi>
      <math:mo math:stretchy="false">=</math:mo>
      <math:mfrac>
        <math:mi>dx</math:mi>
        <math:mi>dt</math:mi>
      </math:mfrac>
    </math:mrow>
    <math:annotation math:encoding="StarMath 5.0">v = dx over dt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 math:fontstyle="normal">a</math:mi>
      <math:mo math:stretchy="false">=</math:mo>
      <math:mfrac>
        <math:mi>dv</math:mi>
        <math:mi>dt</math:mi>
      </math:mfrac>
    </math:mrow>
    <math:annotation math:encoding="StarMath 5.0">a = dv over dt</math:annotation>
  </math:semantics>
</math:math>
</file>